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cm" fo:min-width="0cm"/>
    </style:style>
    <style:style style:name="gr4" style:family="graphic" style:parent-style-name="standard">
      <style:graphic-properties draw:fill="solid" draw:fill-color="#3399ff" draw:textarea-horizontal-align="justify" draw:textarea-vertical-align="middle" draw:auto-grow-height="false"/>
    </style:style>
    <style:style style:name="co1" style:family="table-column">
      <style:table-column-properties style:column-width="6.095cm" style:use-optimal-column-width="false"/>
    </style:style>
    <style:style style:name="co2" style:family="table-column">
      <style:table-column-properties style:column-width="6.102cm" style:use-optimal-column-width="false"/>
    </style:style>
    <style:style style:name="co3" style:family="table-column">
      <style:table-column-properties style:column-width="6.041cm" style:use-optimal-column-width="false"/>
    </style:style>
    <style:style style:name="co4" style:family="table-column">
      <style:table-column-properties style:column-width="6.045cm" style:use-optimal-column-width="false"/>
    </style:style>
    <style:style style:name="ro1" style:family="table-row">
      <style:table-row-properties style:row-height="4.545cm"/>
    </style:style>
    <style:style style:name="ro2" style:family="table-row">
      <style:table-row-properties style:row-height="4.543cm"/>
    </style:style>
    <style:style style:name="ro3" style:family="table-row">
      <style:table-row-properties style:row-height="4.596cm"/>
    </style:style>
    <style:style style:name="ro4" style:family="table-row">
      <style:table-row-properties style:row-height="4.603cm"/>
    </style:style>
    <style:style style:name="ce1" style:family="table-cell">
      <style:graphic-properties draw:fill="solid" draw:fill-color="#99ccff" style:repeat="repeat"/>
    </style:style>
    <style:style style:name="ce2" style:family="table-cell">
      <style:graphic-properties draw:fill="solid" draw:fill-color="#c0c0c0" style:repeat="repeat"/>
    </style:style>
    <style:style style:name="ce3" style:family="table-cell">
      <style:graphic-properties draw:fill="solid" draw:fill-color="#94bd5e" style:repeat="repeat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ffcc99"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2.671cm" svg:height="18.177cm" svg:x="18.364cm" svg:y="11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1">
              <table:table-cell table:style-name="ce3"/>
              <table:table-cell/>
              <table:table-cell/>
              <table:table-cell/>
              <table:table-cell/>
              <table:table-cell table:style-name="ce4"/>
              <table:table-cell table:style-name="ce2"/>
            </table:table-row>
            <table:table-row table:style-name="ro1" table:default-cell-style-name="ce5"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 table:style-name="ce2"/>
            </table:table-row>
            <table:table-row table:style-name="ro2" table:default-cell-style-name="ce5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31.496cm" svg:height="2.159cm" svg:x="20.939cm" svg:y="13.4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286cm" svg:height="10.922cm" svg:x="56.753cm" svg:y="13.9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1.623cm" svg:height="1.905cm" svg:x="25.892cm" svg:y="26.9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159cm" svg:height="10.16cm" svg:x="20.812cm" svg:y="17.3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0.447cm" svg:height="1.778cm" svg:x="26.654cm" svg:y="17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9.431cm" svg:height="1.397cm" svg:x="32.115cm" svg:y="22.5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159cm" svg:height="1.905cm" svg:x="50.53cm" svg:y="17.5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397cm" svg:height="2.032cm" svg:x="26.527cm" svg:y="21.9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4.191cm" svg:height="2.613cm" svg:x="36.052cm" svg:y="8.041cm">
          <draw:text-box>
            <text:p text:style-name="P2"><text:span text:style-name="T1">Col</text:span></text:p>
          </draw:text-box>
        </draw:frame>
        <draw:frame draw:style-name="gr3" draw:text-style-name="P2" draw:layer="layout" svg:width="5.08cm" svg:height="2.613cm" svg:x="62.214cm" svg:y="18.909cm">
          <draw:text-box draw:corner-radius="32.257cm">
            <text:p text:style-name="P2"><text:span text:style-name="T1">Row</text:span></text:p>
          </draw:text-box>
        </draw:frame>
        <draw:frame draw:style-name="standard" draw:layer="layout" svg:width="42.29cm" svg:height="22.986cm" svg:x="18.908cm" svg:y="42.02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3" table:default-cell-style-name="ce1">
              <table:table-cell table:style-name="ce3"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3" table:default-cell-style-name="ce4">
              <table:table-cell table:style-name="ce3"/>
              <table:table-cell table:style-name="ce3"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3" table:default-cell-style-name="ce5"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 table:style-name="ce2"/>
            </table:table-row>
            <table:table-row table:style-name="ro4" table:default-cell-style-name="ce5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4" draw:text-style-name="P1" draw:layer="layout" svg:width="31.242cm" svg:height="1.397cm" svg:x="21.311cm" svg:y="43.8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032cm" svg:height="14.478cm" svg:x="57.506cm" svg:y="43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31.623cm" svg:height="1.27cm" svg:x="27.153cm" svg:y="62.2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397cm" svg:height="14.097cm" svg:x="21.184cm" svg:y="48.55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8.542cm" svg:height="1.905cm" svg:x="27.407cm" svg:y="47.9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778cm" svg:height="6.096cm" svg:x="51.537cm" svg:y="48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8.796cm" svg:height="1.397cm" svg:x="34.011cm" svg:y="57.5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524cm" svg:height="5.334cm" svg:x="27.534cm" svg:y="52.8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21:18:17.156102000</meta:creation-date>
    <dc:date>2014-07-03T21:20:29.246845000</dc:date>
    <meta:editing-duration>P0D</meta:editing-duration>
    <meta:editing-cycles>1</meta:editing-cycles>
    <meta:generator>LibreOffice/4.2.5.2$MacOSX_X86_64 LibreOffice_project/61cb170a04bb1f12e77c884eab9192be736ec5f5</meta:generator>
    <meta:document-statistic meta:object-count="20"/>
  </office:meta>
</office:document-meta>
</file>